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10.0611in" table:align="margins"/>
    </style:style>
    <style:style style:name="Table5.A" style:family="table-column">
      <style:table-column-properties style:column-width="1.0563in" style:rel-column-width="1521*"/>
    </style:style>
    <style:style style:name="Table5.B" style:family="table-column">
      <style:table-column-properties style:column-width="1.4417in" style:rel-column-width="2076*"/>
    </style:style>
    <style:style style:name="Table5.C" style:family="table-column">
      <style:table-column-properties style:column-width="2.7528in" style:rel-column-width="3964*"/>
    </style:style>
    <style:style style:name="Table5.D" style:family="table-column">
      <style:table-column-properties style:column-width="4.8104in" style:rel-column-width="692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2" style:family="table-row">
      <style:table-row-properties style:min-row-height="1.2632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3" style:family="table-row">
      <style:table-row-properties style:min-row-height="0.3125in"/>
    </style:style>
    <style:style style:name="Table5.A3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5.11" style:family="table-row">
      <style:table-row-properties style:min-row-height="0.3028in"/>
    </style:style>
    <style:style style:name="P1" style:family="paragraph" style:parent-style-name="Standard">
      <style:text-properties officeooo:paragraph-rsid="0014a30b"/>
    </style:style>
    <style:style style:name="P2" style:family="paragraph" style:parent-style-name="Standard">
      <style:text-properties style:font-name="Liberation Serif" fo:font-size="12pt" officeooo:paragraph-rsid="0014a30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2f7a4" officeooo:paragraph-rsid="0014a30b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77d0b" officeooo:paragraph-rsid="001e4b41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77d0b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f128c" officeooo:paragraph-rsid="001f128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f128c" officeooo:paragraph-rsid="0026fb9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3ae32" officeooo:paragraph-rsid="0023ae3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6fb94" officeooo:paragraph-rsid="0026fb9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6fb94" officeooo:paragraph-rsid="002983a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983a4" officeooo:paragraph-rsid="002983a4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c1de4" officeooo:paragraph-rsid="002c1de4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f128c" officeooo:paragraph-rsid="001f128c" fo:background-color="#c5000b" style:font-size-asian="12pt" style:font-size-complex="12pt"/>
    </style:style>
    <style:style style:name="P14" style:family="paragraph" style:parent-style-name="Standard">
      <style:text-properties style:font-name="Liberation Serif" fo:font-size="16pt" fo:font-weight="bold" officeooo:rsid="00177d0b" officeooo:paragraph-rsid="00177d0b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40896" officeooo:paragraph-rsid="0014a30b"/>
    </style:style>
    <style:style style:name="P16" style:family="paragraph" style:parent-style-name="Standard">
      <style:text-properties officeooo:rsid="00140896" officeooo:paragraph-rsid="00177d0b"/>
    </style:style>
    <style:style style:name="P17" style:family="paragraph" style:parent-style-name="Standard">
      <style:text-properties officeooo:paragraph-rsid="00177d0b"/>
    </style:style>
    <style:style style:name="P18" style:family="paragraph" style:parent-style-name="Standard">
      <style:text-properties officeooo:rsid="0012f7a4" officeooo:paragraph-rsid="0014a30b"/>
    </style:style>
    <style:style style:name="P19" style:family="paragraph" style:parent-style-name="Standard">
      <style:text-properties officeooo:rsid="00187665" officeooo:paragraph-rsid="00187665"/>
    </style:style>
    <style:style style:name="P20" style:family="paragraph" style:parent-style-name="Standard">
      <style:text-properties fo:font-size="16pt" fo:font-weight="bold" officeooo:rsid="0019d947" officeooo:paragraph-rsid="0019d947" style:font-size-asian="16pt" style:font-weight-asian="bold" style:font-size-complex="16pt" style:font-weight-complex="bold"/>
    </style:style>
    <style:style style:name="P21" style:family="paragraph" style:parent-style-name="Standard">
      <style:text-properties officeooo:paragraph-rsid="0019d947"/>
    </style:style>
    <style:style style:name="P22" style:family="paragraph" style:parent-style-name="Standard">
      <style:text-properties officeooo:paragraph-rsid="001a2fdb"/>
    </style:style>
    <style:style style:name="P23" style:family="paragraph" style:parent-style-name="Standard">
      <style:text-properties officeooo:paragraph-rsid="001e4b41"/>
    </style:style>
    <style:style style:name="P24" style:family="paragraph" style:parent-style-name="Standard">
      <style:text-properties officeooo:rsid="002073ff" officeooo:paragraph-rsid="002073ff"/>
    </style:style>
    <style:style style:name="P25" style:family="paragraph" style:parent-style-name="Standard">
      <style:text-properties officeooo:rsid="0026fb94" officeooo:paragraph-rsid="0026fb94"/>
    </style:style>
    <style:style style:name="P26" style:family="paragraph" style:parent-style-name="Standard">
      <style:text-properties officeooo:paragraph-rsid="0026fb94"/>
    </style:style>
    <style:style style:name="P27" style:family="paragraph" style:parent-style-name="Standard">
      <style:text-properties officeooo:paragraph-rsid="002983a4"/>
    </style:style>
    <style:style style:name="P28" style:family="paragraph" style:parent-style-name="Standard">
      <style:text-properties officeooo:paragraph-rsid="002b4215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073ff" officeooo:paragraph-rsid="002073ff" style:font-size-asian="12pt" style:font-size-complex="12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073ff" officeooo:paragraph-rsid="00252456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1bdcd" officeooo:paragraph-rsid="0021bdcd" style:font-size-asian="12pt" style:font-size-complex="12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320612" officeooo:paragraph-rsid="00320612" style:font-size-asian="12pt" style:font-size-complex="12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weight="bold" officeooo:rsid="001c1302" officeooo:paragraph-rsid="001c1302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weight="bold" officeooo:rsid="001c1302" officeooo:paragraph-rsid="0021bdcd" style:font-size-asian="12pt" style:font-weight-asian="bold" style:font-size-complex="12pt" style:font-weight-complex="bold"/>
    </style:style>
    <style:style style:name="P35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Liberation Serif" fo:font-size="12pt" fo:font-weight="bold" officeooo:rsid="001c1302" officeooo:paragraph-rsid="001c130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style:font-name="Liberation Serif" fo:font-size="12pt" officeooo:paragraph-rsid="00177d0b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paragraph-rsid="0014a30b" style:font-size-asian="12pt" style:font-size-complex="12pt"/>
    </style:style>
    <style:style style:name="P38" style:family="paragraph" style:parent-style-name="Table_20_Contents">
      <style:paragraph-properties style:line-height-at-least="0.1756in"/>
      <style:text-properties fo:color="#24292e" style:font-name="Liberation Serif" fo:font-size="12pt" officeooo:paragraph-rsid="0014a30b" style:font-size-asian="12pt" style:font-size-complex="12pt"/>
    </style:style>
    <style:style style:name="P39" style:family="paragraph" style:parent-style-name="Table_20_Contents">
      <style:paragraph-properties style:line-height-at-least="0.1756in"/>
      <style:text-properties fo:color="#24292e" style:font-name="Liberation Serif" fo:font-size="16pt" fo:font-weight="bold" officeooo:rsid="0019d947" officeooo:paragraph-rsid="0019d947" style:font-size-asian="16pt" style:font-weight-asian="bold" style:font-size-complex="16pt" style:font-weight-complex="bold"/>
    </style:style>
    <style:style style:name="P40" style:family="paragraph" style:parent-style-name="Standard">
      <style:text-properties officeooo:rsid="0017a008" officeooo:paragraph-rsid="001a2fdb"/>
    </style:style>
    <style:style style:name="P41" style:family="paragraph" style:parent-style-name="Standard">
      <style:text-properties style:font-name="Liberation Serif" fo:font-size="12pt" officeooo:rsid="0021bdcd" officeooo:paragraph-rsid="001f128c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1f128c" officeooo:paragraph-rsid="001f128c" style:font-size-asian="12pt" style:font-size-complex="12pt"/>
    </style:style>
    <style:style style:name="P43" style:family="paragraph" style:parent-style-name="Standard">
      <style:text-properties style:font-name="Liberation Serif" fo:font-size="12pt" officeooo:rsid="001f128c" officeooo:paragraph-rsid="001f128c" fo:background-color="#c5000b" style:font-size-asian="12pt" style:font-size-complex="12pt"/>
    </style:style>
    <style:style style:name="P44" style:family="paragraph" style:parent-style-name="Standard">
      <style:text-properties style:font-name="Liberation Serif" fo:font-size="16pt" officeooo:paragraph-rsid="00337d6e" style:font-size-asian="16pt" style:font-size-complex="16pt"/>
    </style:style>
    <style:style style:name="P45" style:family="paragraph" style:parent-style-name="Standard">
      <style:text-properties officeooo:rsid="0012f7a4" officeooo:paragraph-rsid="00177d0b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weight="bold" officeooo:rsid="001c1302" officeooo:paragraph-rsid="0021bdc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073ff" officeooo:paragraph-rsid="002073ff" style:font-size-asian="12pt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1bdcd" officeooo:paragraph-rsid="0021bdcd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officeooo:rsid="00337d6e" style:font-weight-asian="bold" style:font-weight-complex="bold"/>
    </style:style>
    <style:style style:name="T3" style:family="text">
      <style:text-properties officeooo:rsid="001a2fdb"/>
    </style:style>
    <style:style style:name="T4" style:family="text">
      <style:text-properties officeooo:rsid="001dce4f"/>
    </style:style>
    <style:style style:name="T5" style:family="text">
      <style:text-properties officeooo:rsid="001fd0d3"/>
    </style:style>
    <style:style style:name="T6" style:family="text">
      <style:text-properties officeooo:rsid="0021bdcd"/>
    </style:style>
    <style:style style:name="T7" style:family="text">
      <style:text-properties officeooo:rsid="00252456"/>
    </style:style>
    <style:style style:name="T8" style:family="text">
      <style:text-properties officeooo:rsid="0026fb94"/>
    </style:style>
    <style:style style:name="T9" style:family="text">
      <style:text-properties officeooo:rsid="00276e6d"/>
    </style:style>
    <style:style style:name="T10" style:family="text">
      <style:text-properties officeooo:rsid="002983a4"/>
    </style:style>
    <style:style style:name="T11" style:family="text">
      <style:text-properties officeooo:rsid="002b4215"/>
    </style:style>
    <style:style style:name="T12" style:family="text">
      <style:text-properties officeooo:rsid="00333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">SCREENS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5">SCREEN</text:p>
          </table:table-cell>
          <table:table-cell table:style-name="Table5.A1" office:value-type="string">
            <text:p text:style-name="P33">USER SEES</text:p>
          </table:table-cell>
          <table:table-cell table:style-name="Table5.A1" office:value-type="string">
            <text:p text:style-name="P34">USER DOES</text:p>
          </table:table-cell>
          <table:table-cell table:style-name="Table5.A1" office:value-type="string">
            <text:p text:style-name="P34"/>
          </table:table-cell>
        </table:table-row>
        <table:table-row table:style-name="Table5.2">
          <table:table-cell table:style-name="Table5.A2" office:value-type="string">
            <text:p text:style-name="P32">Landing page</text:p>
          </table:table-cell>
          <table:table-cell table:style-name="Table5.A2" office:value-type="string">
            <text:p text:style-name="P32">Description of App</text:p>
            <text:p text:style-name="P32"/>
            <text:p text:style-name="P32">Sign in with username and pw</text:p>
            <text:p text:style-name="P32"/>
            <text:p text:style-name="P32">New user </text:p>
          </table:table-cell>
          <table:table-cell table:style-name="Table5.A2" office:value-type="string">
            <text:p text:style-name="P29"/>
            <text:p text:style-name="P29"/>
            <text:p text:style-name="P32">Enter username and pw</text:p>
            <text:p text:style-name="P32"/>
            <text:p text:style-name="P32">Enter new user and pw</text:p>
          </table:table-cell>
          <table:table-cell table:style-name="Table5.A2" office:value-type="string">
            <text:p text:style-name="P29"/>
          </table:table-cell>
        </table:table-row>
        <table:table-row table:style-name="Table5.3"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30"/>
          </table:table-cell>
          <table:table-cell table:style-name="Table5.A3" office:value-type="string">
            <text:p text:style-name="P29"/>
          </table:table-cell>
          <table:table-cell table:style-name="Table5.A3" office:value-type="string">
            <text:p text:style-name="P29"/>
          </table:table-cell>
        </table:table-row>
        <table:table-row table:style-name="Table5.2">
          <table:table-cell table:style-name="Table5.A2" office:value-type="string">
            <text:p text:style-name="P29">Shul Info Page</text:p>
          </table:table-cell>
          <table:table-cell table:style-name="Table5.A2" office:value-type="string">
            <text:p text:style-name="P30">Shul <text:span text:style-name="T7">Form (protected):</text:span></text:p>
            <text:p text:style-name="P30">Name<text:line-break/><text:span text:style-name="T6">Address<text:line-break/>Schedule of Services<text:line-break/>Events-Dates<text:line-break/>Board members<text:line-break/>Officials<text:line-break/>(tax exempt # - hidden)</text:span></text:p>
          </table:table-cell>
          <table:table-cell table:style-name="Table5.A2" office:value-type="string">
            <text:p text:style-name="P29">Navigates <text:span text:style-name="T6">via nav bar</text:span></text:p>
          </table:table-cell>
          <table:table-cell table:style-name="Table5.A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31">Hits UPDATE button</text:p>
          </table:table-cell>
          <table:table-cell table:style-name="Table5.A2" office:value-type="string">
            <text:p text:style-name="P31"/>
          </table:table-cell>
        </table:table-row>
        <table:table-row>
          <table:table-cell table:style-name="Table5.A3" office:value-type="string">
            <text:p text:style-name="P13"/>
          </table:table-cell>
          <table:table-cell table:style-name="Table5.A3" office:value-type="string">
            <text:p text:style-name="P13"/>
          </table:table-cell>
          <table:table-cell table:style-name="Table5.A3" office:value-type="string">
            <text:p text:style-name="P13"/>
          </table:table-cell>
          <table:table-cell table:style-name="Table5.A3" office:value-type="string">
            <text:p text:style-name="P13"/>
          </table:table-cell>
        </table:table-row>
        <table:table-row>
          <table:table-cell table:style-name="Table5.A2" office:value-type="string">
            <text:p text:style-name="P6">Shul <text:span text:style-name="T6">Update Page</text:span></text:p>
          </table:table-cell>
          <table:table-cell table:style-name="Table5.A2" office:value-type="string">
            <text:p text:style-name="P6">Shul Form </text:p>
          </table:table-cell>
          <table:table-cell table:style-name="Table5.A2" office:value-type="string">
            <text:p text:style-name="P41">Completes / updates form and submits</text:p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2" office:value-type="string">
            <text:p text:style-name="P8">Member <text:span text:style-name="T10">I</text:span>nfo page</text:p>
          </table:table-cell>
          <table:table-cell table:style-name="Table5.A2" office:value-type="string">
            <text:p text:style-name="P25">Member Form <text:span text:style-name="T9">(protected)</text:span>: </text:p>
            <text:p text:style-name="P25">Family name</text:p>
            <text:p text:style-name="P26">Hebrew name</text:p>
            <text:p text:style-name="P28">English <text:span text:style-name="T8">name</text:span> </text:p>
            <text:p text:style-name="P28"><text:span text:style-name="T11">C</text:span>ontact info <text:soft-page-break/><text:span text:style-name="T11">(phone, email, home address, notes)</text:span></text:p>
            <text:p text:style-name="P28"><text:span text:style-name="T10">F</text:span>ather's <text:span text:style-name="T8">Hebrew name</text:span> <text:span text:style-name="T10">M</text:span>other's Hebrew name <text:span text:style-name="T10">T</text:span>itles (Rabbi, board member, ex-President, etc.) Kohen/Levi/Yisroel</text:p>
            <text:p text:style-name="P27"><text:span text:style-name="T10">R</text:span>egular attendance <text:span text:style-name="T11">(Y/N)</text:span></text:p>
            <text:p text:style-name="P27">Hebrew birthday</text:p>
            <text:p text:style-name="P27">Yortzeits</text:p>
            <text:p text:style-name="P26"><text:span text:style-name="T10">L</text:span>ast Aliyah </text:p>
            <text:p text:style-name="P26"><text:span text:style-name="T10">L</text:span>ead<text:span text:style-name="T10">s</text:span> prayers (Y/N)</text:p>
            <text:p text:style-name="P26"><text:span text:style-name="T10">L</text:span>ast led the prayers</text:p>
          </table:table-cell>
          <table:table-cell table:style-name="Table5.A2" office:value-type="string">
            <text:p text:style-name="P29">Navigates <text:span text:style-name="T6">via nav bar</text:span></text:p>
          </table:table-cell>
          <table:table-cell table:style-name="Table5.A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31">Hits UPDATE button</text:p>
          </table:table-cell>
          <table:table-cell table:style-name="Table5.A2" office:value-type="string">
            <text:p text:style-name="P31"/>
          </table:table-cell>
        </table:table-row>
        <table:table-row table:style-name="Table5.11"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Standard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Member <text:span text:style-name="T7">update page </text:span></text:p>
          </table:table-cell>
          <table:table-cell table:style-name="Table5.A2" office:value-type="string">
            <text:p text:style-name="P7">Member Form</text:p>
          </table:table-cell>
          <table:table-cell table:style-name="Table5.A2" office:value-type="string">
            <text:p text:style-name="P6"><text:span text:style-name="T6">Completes / updates form and submits</text:span></text:p>
          </table:table-cell>
          <table:table-cell table:style-name="Table5.A2" office:value-type="string">
            <text:p text:style-name="P6"/>
          </table:table-cell>
        </table:table-row>
        <table:table-row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Standard"/>
          </table:table-cell>
          <table:table-cell table:style-name="Table5.A3" office:value-type="string">
            <text:p text:style-name="Standard"/>
          </table:table-cell>
          <table:table-cell table:style-name="Table5.A3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P9">Services <text:span text:style-name="T10">Info </text:span>page</text:p>
          </table:table-cell>
          <table:table-cell table:style-name="Table5.A2" office:value-type="string">
            <text:p text:style-name="P10">Services Form <text:span text:style-name="T10">(protected)</text:span>:</text:p>
            <text:p text:style-name="P12">Parsha</text:p>
            <text:p text:style-name="P12">Hebrew Date</text:p>
            <text:p text:style-name="P12">English Date</text:p>
            <text:p text:style-name="P12">Kiddush Sponsor</text:p>
            <text:p text:style-name="P12">Kohen</text:p>
            <text:p text:style-name="P12">Levi</text:p>
            <text:p text:style-name="P12">Shlishi</text:p>
            <text:p text:style-name="P12">Revi'i</text:p>
            <text:p text:style-name="P12"><text:soft-page-break/>Chamishi</text:p>
            <text:p text:style-name="P12">Shishi</text:p>
            <text:p text:style-name="P12">Shevi'i</text:p>
            <text:p text:style-name="P12">Maftir</text:p>
            <text:p text:style-name="P12"><text:span text:style-name="T12">Who </text:span>Led Shacharis</text:p>
            <text:p text:style-name="P12"><text:span text:style-name="T12">Who </text:span>Led Musaf</text:p>
          </table:table-cell>
          <table:table-cell table:style-name="Table5.A2" office:value-type="string">
            <text:p text:style-name="P29">Navigates <text:span text:style-name="T6">via nav bar</text:span></text:p>
          </table:table-cell>
          <table:table-cell table:style-name="Table5.A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31">Hits UPDATE button</text:p>
          </table:table-cell>
          <table:table-cell table:style-name="Table5.A2" office:value-type="string">
            <text:p text:style-name="P31"/>
          </table:table-cell>
        </table:table-row>
        <table:table-row>
          <table:table-cell table:style-name="Table5.A3" office:value-type="string">
            <text:p text:style-name="P9"/>
          </table:table-cell>
          <table:table-cell table:style-name="Table5.A3" office:value-type="string">
            <text:p text:style-name="P9"/>
          </table:table-cell>
          <table:table-cell table:style-name="Table5.A3" office:value-type="string">
            <text:p text:style-name="P31"/>
          </table:table-cell>
          <table:table-cell table:style-name="Table5.A3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11">Services Update page</text:p>
          </table:table-cell>
          <table:table-cell table:style-name="Table5.A2" office:value-type="string">
            <text:p text:style-name="P10">Services Form </text:p>
          </table:table-cell>
          <table:table-cell table:style-name="Table5.A2" office:value-type="string">
            <text:p text:style-name="P41">Completes / updates form and submits</text:p>
          </table:table-cell>
          <table:table-cell table:style-name="Table5.A2" office:value-type="string">
            <text:p text:style-name="P41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563in" fo:margin-right="0.482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8:11:59.842909000</meta:creation-date>
    <dc:date>2017-11-07T15:45:25.382853000</dc:date>
    <meta:editing-duration>P1DT1H3S</meta:editing-duration>
    <meta:editing-cycles>34</meta:editing-cycles>
    <meta:generator>LibreOffice/4.3.5.2$MacOSX_x86 LibreOffice_project/3a87456aaa6a95c63eea1c1b3201acedf0751bd5</meta:generator>
    <meta:document-statistic meta:table-count="1" meta:image-count="0" meta:object-count="0" meta:page-count="3" meta:paragraph-count="57" meta:word-count="176" meta:character-count="1085" meta:non-whitespace-character-count="958"/>
  </office:meta>
</office:document-meta>
</file>